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15" table:default-cell-style-name="Default"/>
        <table:table-row table:style-name="ro1">
          <table:table-cell table:number-columns-repeated="512" office:value-type="float" office:value="0" calcext:value-type="float">
            <text:p>0</text:p>
          </table:table-cell>
          <table:table-cell/>
          <table:table-cell table:formula="of:=COUNTIF([.A1:.SR384];IF([.A1:.SR384]&gt;200;1;0))" office:value-type="string" office:string-value="" calcext:value-type="error">
            <text:p>#VALUE!</text:p>
          </table:table-cell>
          <table:table-cell table:formula="of:=MAX([.A1:.SR384])" office:value-type="float" office:value="254" calcext:value-type="float">
            <text:p>254</text:p>
          </table:table-cell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69" calcext:value-type="float">
            <text:p>169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230" calcext:value-type="float">
            <text:p>230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227" calcext:value-type="float">
            <text:p>227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3" calcext:value-type="float">
            <text:p>223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83" calcext:value-type="float">
            <text:p>183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float" office:value="201" calcext:value-type="float">
            <text:p>201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table:number-columns-repeated="1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table:number-columns-repeated="20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15" calcext:value-type="float">
            <text:p>115</text:p>
          </table:table-cell>
          <table:table-cell office:value-type="float" office:value="226" calcext:value-type="float">
            <text:p>226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3" calcext:value-type="float">
            <text:p>223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3" calcext:value-type="float">
            <text:p>223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27" calcext:value-type="float">
            <text:p>27</text:p>
          </table:table-cell>
          <table:table-cell office:value-type="float" office:value="143" calcext:value-type="float">
            <text:p>143</text:p>
          </table:table-cell>
          <table:table-cell office:value-type="float" office:value="214" calcext:value-type="float">
            <text:p>214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88" calcext:value-type="float">
            <text:p>188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47" calcext:value-type="float">
            <text:p>247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  <table:table-cell office:value-type="float" office:value="188" calcext:value-type="float">
            <text:p>188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table:number-columns-repeated="1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table:number-columns-repeated="18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 office:value-type="float" office:value="183" calcext:value-type="float">
            <text:p>183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203" calcext:value-type="float">
            <text:p>203</text:p>
          </table:table-cell>
          <table:table-cell office:value-type="float" office:value="227" calcext:value-type="float">
            <text:p>227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77" calcext:value-type="float">
            <text:p>77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float" office:value="164" calcext:value-type="float">
            <text:p>164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table:number-columns-repeated="2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132" calcext:value-type="float">
            <text:p>13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209" calcext:value-type="float">
            <text:p>209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table:number-columns-repeated="1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226" calcext:value-type="float">
            <text:p>226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1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231" calcext:value-type="float">
            <text:p>231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76" calcext:value-type="float">
            <text:p>176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231" calcext:value-type="float">
            <text:p>231</text:p>
          </table:table-cell>
          <table:table-cell office:value-type="float" office:value="176" calcext:value-type="float">
            <text:p>176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office:value-type="float" office:value="135" calcext:value-type="float">
            <text:p>135</text:p>
          </table:table-cell>
          <table:table-cell office:value-type="float" office:value="214" calcext:value-type="float">
            <text:p>214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1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 office:value-type="float" office:value="188" calcext:value-type="float">
            <text:p>188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9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233" calcext:value-type="float">
            <text:p>233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218" calcext:value-type="float">
            <text:p>218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number-columns-repeated="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34" calcext:value-type="float">
            <text:p>134</text:p>
          </table:table-cell>
          <table:table-cell office:value-type="float" office:value="153" calcext:value-type="float">
            <text:p>153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218" calcext:value-type="float">
            <text:p>218</text:p>
          </table:table-cell>
          <table:table-cell office:value-type="float" office:value="211" calcext:value-type="float">
            <text:p>211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179" calcext:value-type="float">
            <text:p>179</text:p>
          </table:table-cell>
          <table:table-cell office:value-type="float" office:value="191" calcext:value-type="float">
            <text:p>191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224" calcext:value-type="float">
            <text:p>224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number-columns-repeated="11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233" calcext:value-type="float">
            <text:p>233</text:p>
          </table:table-cell>
          <table:table-cell office:value-type="float" office:value="217" calcext:value-type="float">
            <text:p>217</text:p>
          </table:table-cell>
          <table:table-cell office:value-type="float" office:value="177" calcext:value-type="float">
            <text:p>177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office:value-type="float" office:value="209" calcext:value-type="float">
            <text:p>209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15" calcext:value-type="float">
            <text:p>215</text:p>
          </table:table-cell>
          <table:table-cell office:value-type="float" office:value="248" calcext:value-type="float">
            <text:p>248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232" calcext:value-type="float">
            <text:p>232</text:p>
          </table:table-cell>
          <table:table-cell office:value-type="float" office:value="120" calcext:value-type="float">
            <text:p>120</text:p>
          </table:table-cell>
          <table:table-cell office:value-type="float" office:value="173" calcext:value-type="float">
            <text:p>173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89" calcext:value-type="float">
            <text:p>189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table:number-columns-repeated="20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218" calcext:value-type="float">
            <text:p>218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8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94" calcext:value-type="float">
            <text:p>94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number-columns-repeated="29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9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6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table:number-columns-repeated="36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7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6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7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table:number-columns-repeated="33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3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3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183" calcext:value-type="float">
            <text:p>183</text:p>
          </table:table-cell>
          <table:table-cell office:value-type="float" office:value="243" calcext:value-type="float">
            <text:p>243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248" calcext:value-type="float">
            <text:p>248</text:p>
          </table:table-cell>
          <table:table-cell office:value-type="float" office:value="232" calcext:value-type="float">
            <text:p>232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0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3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7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54" calcext:value-type="float">
            <text:p>254</text:p>
          </table:table-cell>
          <table:table-cell office:value-type="float" office:value="203" calcext:value-type="float">
            <text:p>20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6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226" calcext:value-type="float">
            <text:p>226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7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7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7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7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7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16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87" calcext:value-type="float">
            <text:p>18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8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248" calcext:value-type="float">
            <text:p>248</text:p>
          </table:table-cell>
          <table:table-cell office:value-type="float" office:value="202" calcext:value-type="float">
            <text:p>202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0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3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12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20:25:18.409211631</meta:creation-date>
    <dc:date>2017-09-12T20:42:25.403265367</dc:date>
    <meta:editing-duration>PT7M13S</meta:editing-duration>
    <meta:editing-cycles>3</meta:editing-cycles>
    <meta:generator>LibreOffice/4.2.8.2$Linux_X86_64 LibreOffice_project/420m0$Build-2</meta:generator>
    <meta:document-statistic meta:table-count="1" meta:cell-count="196610" meta:object-count="0"/>
  </office:meta>
</office:document-meta>
</file>